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3ca2c" officeooo:paragraph-rsid="00185052"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3ca2c" officeooo:paragraph-rsid="0013ca2c"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3ca2c" officeooo:paragraph-rsid="00185052"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13ca2c" officeooo:paragraph-rsid="00158fec"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3ca2c" officeooo:paragraph-rsid="0013ca2c"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74dc8" officeooo:paragraph-rsid="00174dc8" style:font-weight-asian="normal" style:font-weight-complex="normal"/>
    </style:style>
    <style:style style:name="P7" style:family="paragraph" style:parent-style-name="Standard">
      <style:paragraph-properties fo:text-align="center" style:justify-single-word="false"/>
      <style:text-properties style:text-underline-style="none" fo:font-weight="normal" officeooo:rsid="00174dc8" officeooo:paragraph-rsid="00174dc8"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85052" officeooo:paragraph-rsid="00185052"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85052" officeooo:paragraph-rsid="001d4582"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980b2" officeooo:paragraph-rsid="001980b2"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b88b2" officeooo:paragraph-rsid="001b88b2"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225b6f" officeooo:paragraph-rsid="00225b6f" style:font-weight-asian="normal" style:font-weight-complex="normal"/>
    </style:style>
    <style:style style:name="P13" style:family="paragraph" style:parent-style-name="Standard">
      <style:paragraph-properties fo:text-align="justify" style:justify-single-word="false"/>
      <style:text-properties style:text-underline-style="none" fo:font-weight="bold" officeooo:rsid="00174dc8" officeooo:paragraph-rsid="00174dc8" style:font-weight-asian="bold" style:font-weight-complex="bold"/>
    </style:style>
    <style:style style:name="T1" style:family="text">
      <style:text-properties officeooo:rsid="00185052"/>
    </style:style>
    <style:style style:name="T2" style:family="text">
      <style:text-properties officeooo:rsid="001980b2"/>
    </style:style>
    <style:style style:name="T3" style:family="text">
      <style:text-properties officeooo:rsid="001b0d8d"/>
    </style:style>
    <style:style style:name="T4" style:family="text">
      <style:text-properties officeooo:rsid="001b88b2"/>
    </style:style>
    <style:style style:name="T5" style:family="text">
      <style:text-properties officeooo:rsid="001d4582"/>
    </style:style>
    <style:style style:name="T6" style:family="text">
      <style:text-properties officeooo:rsid="001f13e0"/>
    </style:style>
    <style:style style:name="T7" style:family="text">
      <style:text-properties officeooo:rsid="002091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ORT RESEARCH INTERNSHIP I</text:p>
      <text:p text:style-name="P2">PARTI</text:p>
      <text:p text:style-name="P4"><text:tab/></text:p>
      <text:p text:style-name="P4">The purpose of this <text:span text:style-name="T5">part</text:span> was to detect any legitimate abnormal behavior <text:span text:style-name="T5">from</text:span> the testbed gateways</text:p>
      <text:p text:style-name="P5"/>
      <text:p text:style-name="P5"/>
      <text:p text:style-name="P5">The first part of this work consisted on finding out the best location for the Snort sensor. In our case SNORT does not need to run in intrusion prevention mode, mirroring the network traffic from the testbed network to a server port was more than <text:span text:style-name="T5">enough</text:span>. </text:p>
      <text:p text:style-name="P5"/>
      <text:p text:style-name="P5">In our first attempt, the snort sensor was a server that had <text:span text:style-name="T5">a </text:span>p<text:span text:style-name="T5">ort</text:span> where all the testbed traffic was dumped. In our first attempt, traffic from the gateways to the INTERNET was not captured because all traffic from the testbed was tunneled directly from the university router to the firewall. </text:p>
      <text:p text:style-name="P5"/>
      <text:p text:style-name="P5">In our second attempt, the snort sensor was one of the university routers. To be able to test the rules, <text:span text:style-name="T5">we</text:span> set a dynamic port forwarding connection from <text:span text:style-name="T5">a remote</text:span> computer to the testbed <text:span text:style-name="T5">gateway</text:span> (node71). From <text:span text:style-name="T5">the remote</text:span> computer <text:span text:style-name="T5">we</text:span> generated traffi<text:span text:style-name="T5">c in order to fire alerts in case abnormal behaviors were detected on the gateway.</text:span></text:p>
      <text:p text:style-name="P5"/>
      <text:p text:style-name="P5">Below are the three rules <text:span text:style-name="T5">that were tested:</text:span></text:p>
      <text:p text:style-name="P5"/>
      <text:p text:style-name="P13">alert tcp $HOME_NET any -&gt; any any (msg:"Facebook"; content:"facebook"; nocase;sid:100001; rev:001;)</text:p>
      <text:p text:style-name="P6"/>
      <text:p text:style-name="P13">alert tcp $HOME_NET any -&gt; any an<text:span text:style-name="T5">y </text:span>(msg:"youtubeConnect";content:"youtube";nocase;sid:100004; rev:1;)</text:p>
      <text:p text:style-name="P6"/>
      <text:p text:style-name="P13">alert tcp $HOME_NET any -&gt; any any (msg:"payload";flow:to_client,established;stream_size:server,&gt;,<text:span text:style-name="T5">5</text:span>70000;sid:100005; rev:1;)</text:p>
      <text:p text:style-name="P6"/>
      <text:p text:style-name="P13">alert udp $HOME_NET any -&gt; any any (msg:"payload";flow:to_client,established;stream_size:server,&gt;,<text:span text:style-name="T5">5</text:span>70000;sid:100005; rev:1;)</text:p>
      <text:p text:style-name="P6"/>
      <text:p text:style-name="P6">The first <text:s/>rule fires an alert <text:span text:style-name="T7">every time</text:span> <text:span text:style-name="T7">a</text:span> <text:span text:style-name="T7">TCP</text:span> packet <text:span text:style-name="T7">from the router home network (143.129.85.0/23) </text:span>contains <text:span text:style-name="T1">the word </text:span>“facebook”. <text:span text:style-name="T1">During a TCP handshake, when a client connects to Facebook. The request is forwarded to the Facebook servers. In Wireshark any request to facebook.com generates a payload witch contains the string “facebook” which is the name of one of Facebook servers.</text:span></text:p>
      <text:p text:style-name="P6"/>
      <text:p text:style-name="P8">The second rule is just like the first one, but in the second one <text:span text:style-name="T7">Y</text:span>outube <text:span text:style-name="T5">is used</text:span> instead of <text:span text:style-name="T7">F</text:span>acebook.</text:p>
      <text:p text:style-name="P8"/>
      <text:p text:style-name="P9">The third rule is used to detect heavy payloads. The stream_size is used in snort to detect <text:span text:style-name="T2">the number of bytes observed as determined by the sequence numbers</text:span>. The Snort sensor keeps listening on the interface for the duration of a particular <text:span text:style-name="T7">TCP</text:span> session and <text:span text:style-name="T7">every time</text:span> it detects a stream that is greater than <text:span text:style-name="T5">5</text:span>70 000 <text:span text:style-name="T5">bytes</text:span> in size it fires an alert. </text:p>
      <text:p text:style-name="P9">In the experiment we have made this rule was fired when <text:span text:style-name="T2">watching <text:s/>on line videos ,when visiting Facebook, yahoo etc... Which is normal since such actions generate a huge amount of TCP traffic.</text:span></text:p>
      <text:p text:style-name="P9"/>
      <text:p text:style-name="P12">All the alerts generated are saved in snort log files.</text:p>
      <text:p text:style-name="P8"/>
      <text:p text:style-name="P8"/>
      <text:p text:style-name="P8"/>
      <text:p text:style-name="P8"><text:soft-page-break/></text:p>
      <text:p text:style-name="P8"/>
      <text:p text:style-name="P7"/>
      <text:p text:style-name="P1">PART <text:span text:style-name="T1">II</text:span></text:p>
      <text:p text:style-name="P3"/>
      <text:p text:style-name="P8">For the analysis of sensor data, <text:span text:style-name="T5">w</text:span>e have chose<text:span text:style-name="T4">n</text:span> Hadoop. Hadoop is <text:span text:style-name="T5">a </text:span>batch data processing framework that stores and processes big data. <text:span text:style-name="T5">T</text:span>hanks to its distributed <text:span text:style-name="T5">storage</text:span> system, <text:span text:style-name="T5">Hadoop </text:span>takes the <text:span text:style-name="T5">storage </text:span>overhead off the shoulder of one system. Hadoop is very fast in <text:s/>processing data because it uses the Map reduce algorithm in order to process and sort <text:span text:style-name="T4">sensors </text:span>data.<text:span text:style-name="T4">It also uses parallel processing of data which consists on dividing the processing of data among multiple works.</text:span> </text:p>
      <text:p text:style-name="P11"/>
      <text:p text:style-name="P10">For the Experiment we are going to work with the <text:span text:style-name="T6">H</text:span>ortonworks sandbox. The <text:span text:style-name="T6">H</text:span>ortonworks sandbox is a <text:span text:style-name="T6">platform</text:span> that allows <text:span text:style-name="T3">the use <text:s/>and integration of all apache big data analysis frameworks like apache sSark apache Hive apache Storm etc.. Besides it runs in a virtual box allowing the user to run the program without making permanent changes to the host operating system thus preventing damages in case something goes wrong.</text:span></text:p>
      <text:p text:style-name="P10"/>
      <text:p text:style-name="P11">After querying the city of things back end for the sensors data. The data <text:span text:style-name="T6">will</text:span> be fed into the Hadoop framework using apache <text:span text:style-name="T6">K</text:span>afka whch is also included in the <text:span text:style-name="T6">H</text:span>ortonworks sandbox. The data will be analyzed by the Hadoop <text:span text:style-name="T6">YARN-mapReduce and the results will be stored in the Hadoop HDF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9:35:19.036409163</meta:creation-date>
    <dc:date>2018-03-16T21:47:02.373739123</dc:date>
    <meta:editing-duration>PT24M48S</meta:editing-duration>
    <meta:editing-cycles>4</meta:editing-cycles>
    <meta:generator>LibreOffice/4.3.3.2$Linux_X86_64 LibreOffice_project/430m0$Build-2</meta:generator>
    <meta:document-statistic meta:table-count="0" meta:image-count="0" meta:object-count="0" meta:page-count="2" meta:paragraph-count="21" meta:word-count="612" meta:character-count="3784" meta:non-whitespace-character-count="3183"/>
  </office:meta>
</office:document-meta>
</file>